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Temple of Eternity</text:p>
      <text:p text:style-name="P2"/>
      <text:p text:style-name="P2"/>
      <text:p text:style-name="P2">soul bind = on victim?</text:p>
      <text:p text:style-name="P2">misdirection <text:s/>= on sneaky bad guy</text:p>
      <text:p text:style-name="P2">programmed image = demon taunts in temp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donkyhotay</meta:initial-creator>
    <meta:creation-date>2008-11-09T20:24:44</meta:creation-date>
    <dc:creator>donkyhotay</dc:creator>
    <dc:date>2008-11-09T23:40:09</dc:date>
    <meta:editing-cycles>2</meta:editing-cycles>
    <meta:editing-duration>PT1H30M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19" meta:character-count="118"/>
  </office:meta>
</office:document-meta>
</file>